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imes New Roman'" style:font-family-asian="'Times New Roman'" style:font-family-complex="'Times New Roman'" fo:background-color="transparent" style:use-window-font-color="true"/>
    </style:style>
    <style:style style:name="T22"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fo:font-style="italic"/>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text:list-style style:name="L1">
      <text:list-level-style-bullet text:level="1" text:bullet-char="•">
        <style:list-level-properties text:space-before="0.00pt" text:min-label-width="18.00pt"/>
        <style:text-properties fo:font-family="Symbol"/>
      </text:list-level-style-bullet>
    </text:list-style>
    <style:style style:name="P1" style:family="paragraph">
      <style:paragraph-properties fo:line-height="100.00%" fo:text-align="left" fo:margin-left="-18.00pt" fo:text-indent="18.00pt"/>
    </style:style>
    <style:style style:name="P2" style:family="paragraph">
      <style:paragraph-properties fo:line-height="100.00%" fo:text-align="lef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8.00pt" fo:text-indent="18.00pt"/>
    </style:style>
    <style:style style:name="P4" style:family="paragraph">
      <style:paragraph-properties fo:line-height="100.00%" fo:text-align="lef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style:style>
    <style:style style:name="P7" style:family="paragraph">
      <style:paragraph-properties fo:line-height="100.00%" fo:text-align="left"/>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00.00%" fo:text-align="left" fo:margin-left="-18.00pt" fo:text-indent="18.00pt"/>
    </style:style>
    <style:style style:name="P9" style:family="paragraph">
      <style:paragraph-properties fo:line-height="100.00%" fo:text-align="lef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left" fo:margin-left="-18.00pt" fo:text-indent="18.00pt"/>
    </style:style>
    <style:style style:name="P11" style:family="paragraph">
      <style:paragraph-properties fo:line-height="100.00%" fo:text-align="lef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left" fo:margin-left="-18.00pt" fo:text-indent="18.00pt"/>
    </style:style>
    <style:style style:name="P13" style:family="paragraph">
      <style:paragraph-properties fo:line-height="100.00%" fo:text-align="left" fo:margin-left="-18.00pt" fo:text-indent="18.00pt"/>
    </style:style>
    <style:style style:name="P14" style:family="paragraph">
      <style:paragraph-properties fo:line-height="100.00%" fo:text-align="lef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style:style>
    <style:style style:name="P16" style:family="paragraph">
      <style:paragraph-properties fo:line-height="100.00%" fo:text-align="justify" fo:margin-left="-18.00pt" fo:text-indent="18.00pt"/>
    </style:style>
    <style:style style:name="P17" style:family="paragraph">
      <style:paragraph-properties fo:line-height="100.00%" fo:text-align="lef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style:style>
    <style:style style:name="P19" style:family="paragraph">
      <style:paragraph-properties fo:line-height="100.00%" fo:text-align="lef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00.00%" fo:text-align="left" fo:margin-left="-18.00pt" fo:text-indent="18.00pt"/>
    </style:style>
    <style:style style:name="P21" style:family="paragraph">
      <style:paragraph-properties fo:line-height="100.00%" fo:text-align="left"/>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00.00%" fo:text-align="left" fo:margin-left="-18.00pt" fo:text-indent="18.00pt"/>
    </style:style>
    <style:style style:name="P23" style:family="paragraph">
      <style:paragraph-properties fo:line-height="100.00%" fo:text-align="left" fo:margin-left="-18.00pt" fo:text-indent="18.00pt"/>
    </style:style>
    <style:style style:name="P24" style:family="paragraph">
      <style:paragraph-properties fo:line-height="100.00%" fo:text-align="lef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00.00%" fo:text-align="left" fo:margin-left="-18.00pt" fo:text-indent="18.00pt"/>
    </style:style>
    <style:style style:name="P26" style:family="paragraph">
      <style:paragraph-properties fo:line-height="100.00%" fo:text-align="left" fo:margin-left="-18.00pt" fo:text-indent="18.00p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office:automatic-styles>
  <office:body>
    <office:text>
      <text:list text:style-name="L1">
        <text:list-item>
          <text:p text:style-name="P1"><text:span text:style-name="T1">Wer darf bei einer Bombe Wanteds erhalten und welche Regel tritt in Kraft, wenn Terroristen anwesend sein?<text:s/></text:span><text:span text:style-name="T2">X/1</text:span></text:p>
        </text:list-item>
        <text:list-item>
          <text:p text:style-name="P1"><text:span text:style-name="T3">Wanteds erhalten: - Personen die die Sperrgebietsbinds ignorieren.<text:s text:c="5"/>so</text:span></text:p>
        </text:list-item>
      </text:list>
      <text:p text:style-name="P2"><text:span text:style-name="T3">- Personen die die Bombe beschützen.<text:s text:c="21"/>X/0,5<text:s text:c="5"/>0,5</text:span></text:p>
      <text:list text:style-name="L3">
        <text:list-item>
          <text:p text:style-name="P3"><text:span text:style-name="T3">Bei Anwesernheit von terroristen können Hydra, hunter und Panzer eingesetzt werden.<text:s text:c="2"/>X/0,5</text:span></text:p>
        </text:list-item>
      </text:list>
      <text:p text:style-name="P4"><text:span text:style-name="T4"/></text:p>
      <text:list text:style-name="L5">
        <text:list-item>
          <text:p text:style-name="P5"><text:span text:style-name="T5">Unter welchen vorraussetzungen ist ein Baserush der Staatsfraktionen gestattet und ab wann darf in die Base hineingeschossen werden?<text:s/></text:span><text:span text:style-name="T6">X/1,5</text:span></text:p>
        </text:list-item>
        <text:list-item>
          <text:p text:style-name="P6"><text:span text:style-name="T7">Die ganze Fraktion 12 oder mehr Wanteds hat. X/0,5</text:span></text:p>
        </text:list-item>
        <text:list-item>
          <text:p text:style-name="P6"><text:span text:style-name="T7">Wenn aus der Base geschossen wird. X/0,5</text:span></text:p>
        </text:list-item>
        <text:list-item>
          <text:p text:style-name="P6"><text:span text:style-name="T7">Wenn ein Flüchtiger in die eigene Base flüchtet. X/0,5</text:span></text:p>
        </text:list-item>
      </text:list>
      <text:p text:style-name="P7"><text:span text:style-name="T8"/></text:p>
      <text:list text:style-name="L8">
        <text:list-item>
          <text:p text:style-name="P8"><text:span text:style-name="T9">Gebe den (idealen) Ablauf einer Geiselnahme stichpunktartig wieder.<text:s/></text:span><text:span text:style-name="T10">X/5</text:span></text:p>
        </text:list-item>
        <text:list-item>
          <text:p text:style-name="P8"><text:span text:style-name="T11">Ein Staatsfraktionist wird angerufen. X/0,5</text:span></text:p>
        </text:list-item>
        <text:list-item>
          <text:p text:style-name="P8"><text:span text:style-name="T11">Der Einsatzleiter sorgt für Ruhe und gibt Infos durch. X/0,5</text:span></text:p>
        </text:list-item>
        <text:list-item>
          <text:p text:style-name="P8"><text:span text:style-name="T11">Name der Geisel erfragen, bestätigung des Erscheinens geben. X/0,5</text:span></text:p>
        </text:list-item>
        <text:list-item>
          <text:p text:style-name="P8"><text:span text:style-name="T11">Geld wird auf die Hand genommen (Fraktionskasse -&gt; Bar), weg zur Geisel. X/0,5</text:span></text:p>
        </text:list-item>
        <text:list-item>
          <text:p text:style-name="P8"><text:span text:style-name="T11">Andere Staatsfraktionisten bereiten sich auf Zugriff zu. X/0,5</text:span></text:p>
        </text:list-item>
        <text:list-item>
          <text:p text:style-name="P8"><text:span text:style-name="T11">Namen aller beteiligten durchgeben. X/0,5</text:span></text:p>
        </text:list-item>
        <text:list-item>
          <text:p text:style-name="P8"><text:span text:style-name="T11">Zustand der Geisel prüfen. X/0,5</text:span></text:p>
        </text:list-item>
        <text:list-item>
          <text:p text:style-name="P8"><text:span text:style-name="T11">Übergabe des Lösegeldes. X/0,5</text:span></text:p>
        </text:list-item>
        <text:list-item>
          <text:p text:style-name="P8"><text:span text:style-name="T11">Geisel wird in Sicherheit gebracht. X/0,5</text:span></text:p>
        </text:list-item>
        <text:list-item>
          <text:p text:style-name="P8"><text:span text:style-name="T11">Wantedvergabe und Zugriff. X/0,5</text:span></text:p>
        </text:list-item>
      </text:list>
      <text:p text:style-name="P9"><text:span text:style-name="T12"/></text:p>
      <text:list text:style-name="L10">
        <text:list-item>
          <text:p text:style-name="P10"><text:span text:style-name="T13">Was gilt bei der Fahrzeugverfolgung ohne Waffengegenwehr, ab wann darf ein fahrzeug zerschossen werden und und auf was ist im besonderem Maße, auf bezug auf das Handy im Dienst zu beachten?<text:s/></text:span><text:span text:style-name="T14">X/1,5</text:span></text:p>
        </text:list-item>
        <text:list-item>
          <text:p text:style-name="P10"><text:span text:style-name="T15">Ohne Waffengegenwehr dürfen lediglich die reifen zerschossen werden. X/0,5</text:span></text:p>
        </text:list-item>
        <text:list-item>
          <text:p text:style-name="P10"><text:span text:style-name="T15">Bei Beschuss darf das Fahrzeug zerschossen werden. X/0,5</text:span></text:p>
        </text:list-item>
        <text:list-item>
          <text:p text:style-name="P10"><text:span text:style-name="T15">Das handy muss im Dienst immer an sein. X/0,5</text:span></text:p>
        </text:list-item>
      </text:list>
      <text:p text:style-name="P11"><text:span text:style-name="T16"/></text:p>
      <text:list text:style-name="L12">
        <text:list-item>
          <text:p text:style-name="P12"><text:span text:style-name="T17">Ab wann darf der Raketenwerfer eingesetzt werden und unter welchen Vorraussetzungen können Hydra, Hunter und Panzer eingesetzt werden?<text:s/></text:span><text:span text:style-name="T18">X/2</text:span></text:p>
        </text:list-item>
        <text:list-item>
          <text:p text:style-name="P13"><text:span text:style-name="T19">Der Raketenwerfer darf bei allen Fahrzeugen benutzt werden, die eine Bedrohung darstellen. X/0,5</text:span></text:p>
        </text:list-item>
        <text:list-item>
          <text:p text:style-name="P13"><text:span text:style-name="T19">H, H, P werden in besonderen Gefahrensituationen eingesetzt. X/0,5</text:span></text:p>
        </text:list-item>
        <text:list-item>
          <text:p text:style-name="P13"><text:span text:style-name="T19">H, H, P werden eingesetzt wenn terroristische Aktivitäten in Gange sind. X/0,5</text:span></text:p>
        </text:list-item>
        <text:list-item>
          <text:p text:style-name="P13"><text:span text:style-name="T19">H, H, P werden eingesetzt, sofern die Erlaubniss des Co-/Leaders vorliegt. X/0,5</text:span></text:p>
        </text:list-item>
      </text:list>
      <text:p text:style-name="P14"><text:span text:style-name="T20"/></text:p>
      <text:list text:style-name="L15">
        <text:list-item>
          <text:p text:style-name="P15"><text:span text:style-name="T21">Wann greift die Bundeswehr ein?<text:s/></text:span><text:span text:style-name="T22">X/2</text:span></text:p>
        </text:list-item>
        <text:list-item>
          <text:p text:style-name="P15"><text:span text:style-name="T23">Ab einem Wanted mit PD-entsprechenden Waffen. X/0,5</text:span></text:p>
        </text:list-item>
        <text:list-item>
          <text:p text:style-name="P15"><text:span text:style-name="T23">Ab 8 Wanteds regulär. X/0,5</text:span></text:p>
        </text:list-item>
        <text:list-item>
          <text:p text:style-name="P15"><text:span text:style-name="T23">Bei allen Gangaktivitäten. X/0,5</text:span></text:p>
        </text:list-item>
        <text:list-item>
          <text:p text:style-name="P16"><text:span text:style-name="T23">Bei Anwesenheit von Terroristen. X/0,5</text:span></text:p>
        </text:list-item>
      </text:list>
      <text:p text:style-name="P17"><text:span text:style-name="T24"/></text:p>
      <text:list text:style-name="L18">
        <text:list-item>
          <text:p text:style-name="P18"><text:span text:style-name="T25">Was ist im Umgang mit Fraktionsfahrzeugen zu beachten?<text:s/></text:span><text:span text:style-name="T26">X/1</text:span></text:p>
        </text:list-item>
        <text:list-item>
          <text:p text:style-name="P18"><text:span text:style-name="T27">Nach dem Gebrauch weden FF respawnt. X/0,5</text:span></text:p>
        </text:list-item>
        <text:list-item>
          <text:p text:style-name="P18"><text:span text:style-name="T27">FF müssen immer voll getankt werden. X/0,5</text:span></text:p>
        </text:list-item>
      </text:list>
      <text:p text:style-name="P19"><text:span text:style-name="T28"/></text:p>
      <text:list text:style-name="L20">
        <text:list-item>
          <text:p text:style-name="P20"><text:span text:style-name="T29">Unter welchen Vorraussetzungen werden Wanteds vergeben und was passiert bei falscher Wantedvergabe?<text:s/></text:span><text:span text:style-name="T30">X/2</text:span></text:p>
        </text:list-item>
        <text:list-item>
          <text:p text:style-name="P20"><text:span text:style-name="T31">Wanteds dürfen max. 3 min nach dem Vergehen vergeben werden. X/0,5</text:span></text:p>
        </text:list-item>
        <text:list-item>
          <text:p text:style-name="P20"><text:span text:style-name="T31">Für ein Vergehen darf nur einmal Wanteds vergeben werden. X/0,5</text:span></text:p>
        </text:list-item>
        <text:list-item>
          <text:p text:style-name="P20"><text:span text:style-name="T31">Ein Spieler muss eindeutig erkant worden sein. X/0,5</text:span></text:p>
        </text:list-item>
        <text:list-item>
          <text:p text:style-name="P20"><text:span text:style-name="T31">Bei falscher Vergabe werden alle Wanteds gelöscht un neu gesetzt. X/0,5</text:span></text:p>
        </text:list-item>
      </text:list>
      <text:p text:style-name="P21"><text:span text:style-name="T32"/></text:p>
      <text:list text:style-name="L22">
        <text:list-item>
          <text:p text:style-name="P22"><text:span text:style-name="T33">Was ist während Übungen der Bundeswehr zu beachten?<text:s/></text:span><text:span text:style-name="T34">X/2,5</text:span></text:p>
        </text:list-item>
        <text:list-item>
          <text:p text:style-name="P23"><text:span text:style-name="T35">Auf Ranghöhere ist zu hören. X/0,5</text:span></text:p>
        </text:list-item>
        <text:list-item>
          <text:p text:style-name="P23"><text:span text:style-name="T35">Das Handy ist ausgeschaltet. X/0,5</text:span></text:p>
        </text:list-item>
        <text:list-item>
          <text:p text:style-name="P23"><text:span text:style-name="T35">Bei DM-Übungen muss jeder Teilnehmer einverstanden sein. X/0,5</text:span></text:p>
        </text:list-item>
        <text:list-item>
          <text:p text:style-name="P23"><text:span text:style-name="T35">DM-Übungen werden in gesicherten bereichen der bundeswehr durchgeführt. X/0,5</text:span></text:p>
        </text:list-item>
        <text:list-item>
          <text:p text:style-name="P23"><text:span text:style-name="T35">Auf den Schutz von Zivilisten ist zu achten. X/0,5</text:span></text:p>
        </text:list-item>
      </text:list>
      <text:p text:style-name="P24"><text:span text:style-name="T36"/></text:p>
      <text:list text:style-name="L25">
        <text:list-item>
          <text:p text:style-name="P25"><text:span text:style-name="T37">Unter welchen Umständen sind die Strassenverkehrsregeln für Staatsfraktionisten im Dienst teilweise ausser Kraft gesetzt?<text:s/></text:span><text:span text:style-name="T38">X/1,5</text:span></text:p>
        </text:list-item>
        <text:list-item>
          <text:p text:style-name="P26"><text:span text:style-name="T39">Bei Verfolgungen. X/0,5</text:span></text:p>
        </text:list-item>
        <text:list-item>
          <text:p text:style-name="P26"><text:span text:style-name="T39">Bei Einsätzen. X/0,5</text:span></text:p>
        </text:list-item>
        <text:list-item>
          <text:p text:style-name="P26"><text:span text:style-name="T39">Ausserorts. X/0,5</text:span></text:p>
        </text:list-item>
      </text:list>
      <text:p text:style-name="P27"><text:span text:style-name="T40"/></text:p>
      <text:p text:style-name="P28"><text:span text:style-name="T41">Gesamt:<text:s/></text:span><text:span text:style-name="T42">X/20</text:span></text:p>
      <text:p text:style-name="P29"><text:span text:style-name="T43">(Der Prüfling erfüllt ein weiteres, Aufgabenbezogenes Kriterium: X/2)</text:span></text:p>
      <text:p text:style-name="P29"><text:span text:style-name="T44"/></text:p>
      <text:p text:style-name="P29"><text:span text:style-name="T45">20% Theorie/ 10% Haus/ 20% Verfolgungsjagd/ 30% Teststrecke/ 10% Schiessstand/ 10% Reifen</text:span></text:p>
      <text:p text:style-name="P29"><text:span text:style-name="T46"/></text:p>
      <text:p text:style-name="P30"><text:span text:style-name="T47">20+10+20+30+10+10=</text:span><text:span text:style-name="T48">100</text:span></text:p>
      <text:p text:style-name="P30"><text:span text:style-name="T4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